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ed87" officeooo:paragraph-rsid="0014ed87"/>
    </style:style>
    <style:style style:name="P2" style:family="paragraph" style:parent-style-name="Standard">
      <style:paragraph-properties fo:margin-left="0.4925in" fo:margin-right="0in" fo:text-indent="0in" style:auto-text-indent="false"/>
      <style:text-properties style:font-name="Liberation Mono" officeooo:rsid="0014ed87" officeooo:paragraph-rsid="0014ed87"/>
    </style:style>
    <style:style style:name="P3" style:family="paragraph" style:parent-style-name="Standard">
      <style:text-properties officeooo:rsid="001597f7" officeooo:paragraph-rsid="001597f7"/>
    </style:style>
    <style:style style:name="P4" style:family="paragraph" style:parent-style-name="Text_20_body">
      <style:paragraph-properties fo:margin-left="0in" fo:margin-right="0in" fo:text-align="start" style:justify-single-word="false" fo:text-indent="0in" style:auto-text-indent="false"/>
      <style:text-properties style:font-name="Liberation Serif" officeooo:rsid="001aeb5d" officeooo:paragraph-rsid="001597f7"/>
    </style:style>
    <style:style style:name="P5" style:family="paragraph" style:parent-style-name="Standard">
      <style:text-properties fo:font-style="normal" officeooo:rsid="001597f7" officeooo:paragraph-rsid="001597f7" style:font-style-asian="normal" style:font-style-complex="normal"/>
    </style:style>
    <style:style style:name="P6" style:family="paragraph" style:parent-style-name="Text_20_body">
      <style:paragraph-properties fo:margin-left="0.4925in" fo:margin-right="0in" fo:text-align="start" style:justify-single-word="false" fo:text-indent="0in" style:auto-text-indent="false"/>
      <style:text-properties style:font-name="Liberation Sans" officeooo:rsid="001aeb5d" officeooo:paragraph-rsid="001597f7"/>
    </style:style>
    <style:style style:name="P7" style:family="paragraph" style:parent-style-name="Text_20_body">
      <style:paragraph-properties fo:margin-left="0in" fo:margin-right="0in" fo:text-align="start" style:justify-single-word="false" fo:text-indent="0in" style:auto-text-indent="false"/>
      <style:text-properties style:font-name="Lato" officeooo:rsid="001ab535" officeooo:paragraph-rsid="001ab535"/>
    </style:style>
    <style:style style:name="P8" style:family="paragraph" style:parent-style-name="Text_20_body">
      <style:paragraph-properties fo:margin-left="0in" fo:margin-right="0in" fo:text-align="start" style:justify-single-word="false" fo:text-indent="0in" style:auto-text-indent="false"/>
      <style:text-properties style:font-name="Lato" officeooo:rsid="002c5182" officeooo:paragraph-rsid="001ab535"/>
    </style:style>
    <style:style style:name="P9" style:family="paragraph" style:parent-style-name="Text_20_body">
      <style:paragraph-properties fo:margin-left="0.4925in" fo:margin-right="0in" fo:text-align="start" style:justify-single-word="false" fo:text-indent="0in" style:auto-text-indent="false"/>
      <style:text-properties style:font-name="Lato" officeooo:rsid="002c5182" officeooo:paragraph-rsid="001ab535"/>
    </style:style>
    <style:style style:name="P10"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Lato" officeooo:rsid="002c5182" officeooo:paragraph-rsid="001ab535"/>
    </style:style>
    <style:style style:name="P11" style:family="paragraph" style:parent-style-name="Standard" style:list-style-name="L1">
      <style:text-properties officeooo:rsid="0014ed87" officeooo:paragraph-rsid="0014ed87"/>
    </style:style>
    <style:style style:name="P12" style:family="paragraph" style:parent-style-name="Text_20_body">
      <style:paragraph-properties fo:margin-left="0.4925in" fo:margin-right="0in" fo:text-align="start" style:justify-single-word="false" fo:text-indent="0in" style:auto-text-indent="false"/>
      <style:text-properties style:font-name="Liberation Sans" fo:font-style="normal" officeooo:rsid="001dcb66" officeooo:paragraph-rsid="001597f7" style:font-style-asian="normal" style:font-style-complex="normal"/>
    </style:style>
    <style:style style:name="P13" style:family="paragraph" style:parent-style-name="Text_20_body">
      <style:paragraph-properties fo:margin-left="0.4925in" fo:margin-right="0in" fo:text-align="start" style:justify-single-word="false" fo:text-indent="0in" style:auto-text-indent="false"/>
      <style:text-properties style:font-name="Lato" fo:font-style="normal" officeooo:rsid="001dcb66" officeooo:paragraph-rsid="0019fd11" style:font-style-asian="normal" style:font-style-complex="normal"/>
    </style:style>
    <style:style style:name="P14" style:family="paragraph" style:parent-style-name="Text_20_body">
      <style:paragraph-properties fo:margin-left="0.4925in" fo:margin-right="0in" fo:text-align="start" style:justify-single-word="false" fo:text-indent="0in" style:auto-text-indent="false"/>
      <style:text-properties style:font-name="Lato" fo:font-style="normal" officeooo:rsid="002e90c3" officeooo:paragraph-rsid="001ab535" style:font-style-asian="normal" style:font-style-complex="normal"/>
    </style:style>
    <style:style style:name="P15"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Lato" fo:font-style="normal" officeooo:rsid="002e90c3" officeooo:paragraph-rsid="001ab535" style:font-style-asian="normal" style:font-style-complex="normal"/>
    </style:style>
    <style:style style:name="P1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ato" fo:font-style="normal" officeooo:rsid="001e11f5" officeooo:paragraph-rsid="001e11f5" style:font-style-asian="normal" style:font-style-complex="normal"/>
    </style:style>
    <style:style style:name="P17"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Lato" fo:font-style="normal" officeooo:rsid="00515fdb" officeooo:paragraph-rsid="001e11f5" style:font-style-asian="normal" style:font-style-complex="normal"/>
    </style:style>
    <style:style style:name="P18" style:family="paragraph" style:parent-style-name="Text_20_body">
      <style:text-properties officeooo:paragraph-rsid="001e11f5"/>
    </style:style>
    <style:style style:name="T1" style:family="text">
      <style:text-properties fo:font-style="italic" style:font-style-asian="italic" style:font-style-complex="italic"/>
    </style:style>
    <style:style style:name="T2" style:family="text">
      <style:text-properties fo:font-style="italic" officeooo:rsid="001597f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597f7" style:font-style-asian="normal" style:font-style-complex="normal"/>
    </style:style>
    <style:style style:name="T7" style:family="text">
      <style:text-properties fo:font-style="normal" officeooo:rsid="00187309" style:font-style-asian="normal" style:font-style-complex="normal"/>
    </style:style>
    <style:style style:name="T8" style:family="text">
      <style:text-properties fo:font-style="normal" officeooo:rsid="002ccf37" style:font-style-asian="normal" style:font-style-complex="normal"/>
    </style:style>
    <style:style style:name="T9" style:family="text">
      <style:text-properties fo:font-style="normal" officeooo:rsid="002e90c3" style:font-style-asian="normal" style:font-style-complex="normal"/>
    </style:style>
    <style:style style:name="T10" style:family="text">
      <style:text-properties fo:font-style="normal" officeooo:rsid="003002c1" style:font-style-asian="normal" style:font-style-complex="normal"/>
    </style:style>
    <style:style style:name="T11" style:family="text">
      <style:text-properties fo:font-style="normal" officeooo:rsid="001abd2a"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dcb66" style:font-style-asian="normal" style:font-weight-asian="bold" style:font-style-complex="normal" style:font-weight-complex="bold"/>
    </style:style>
    <style:style style:name="T14" style:family="text">
      <style:text-properties officeooo:rsid="0051ffb8"/>
    </style:style>
    <style:style style:name="T15" style:family="text">
      <style:text-properties officeooo:rsid="00628d66"/>
    </style:style>
    <style:style style:name="T16" style:family="text">
      <style:text-properties officeooo:rsid="00515fdb"/>
    </style:style>
    <style:style style:name="T17" style:family="text">
      <style:text-properties officeooo:rsid="00603de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Guide</text:p>
      <text:p text:style-name="P1"/>
      <text:p text:style-name="P1">This still cover the “sylibi” elements of Fertile-Framework as the concepts map to traditional learning so that the book may be used in the classroom, wether it be homeschool or public education … even so bold as to say as a collage level curriculum or at least as a supplement text to be used in CIS and MIS or general IT continuing education. </text:p>
      <text:p text:style-name="P1"/>
      <text:p text:style-name="P1"/>
      <text:p text:style-name="P2">A liberal arts degree includes the study of history, literature, writing, philosophy, sociology, psychology, creative arts and more. These programs are designed to help you formulate compelling arguments, communicate well and solve problems.</text:p>
      <text:p text:style-name="P1"/>
      <text:list xml:id="list2810250609" text:style-name="L1">
        <text:list-item>
          <text:p text:style-name="P11">Reading</text:p>
        </text:list-item>
        <text:list-item>
          <text:p text:style-name="P11">Science</text:p>
        </text:list-item>
        <text:list-item>
          <text:p text:style-name="P11">Math</text:p>
        </text:list-item>
        <text:list-item>
          <text:p text:style-name="P11">Engineering</text:p>
        </text:list-item>
        <text:list-item>
          <text:p text:style-name="P11">Creative Arts</text:p>
        </text:list-item>
        <text:list-item>
          <text:p text:style-name="P11">Schol Studies (History and Politics)</text:p>
        </text:list-item>
        <text:list-item>
          <text:p text:style-name="P11">Humanities</text:p>
        </text:list-item>
      </text:list>
      <text:p text:style-name="P1"/>
      <text:h text:style-name="Heading_20_1" text:outline-level="1">Book Series</text:h>
      <text:p text:style-name="P3"><text:tab/>There is so much to cover, we have broken the concepts into vertical slices and mulitable books. Some will cover a vertical slice such as <text:span text:style-name="T1">Computers, Communication, etc.</text:span> while others will be deeper dives and cover specific topics such as <text:span text:style-name="T1">Network Programming </text:span><text:span text:style-name="T3"><text:s/>or </text:span><text:span text:style-name="T1">Firmware.</text:span></text:p>
      <text:p text:style-name="P5"/>
      <text:h text:style-name="Heading_20_1" text:outline-level="1"><text:span text:style-name="T6">T</text:span><text:span text:style-name="T3">hings to Keep</text:span></text:h>
      <text:p text:style-name="P4"><text:span text:style-name="T7">( Yah I know these are really notes, but just get the ideas down and refactor, refactor, refactor)</text:span><text:span text:style-name="T6"><text:line-break/>This was going to be the summary for Chapter One but really should be put into its own </text:span><text:span text:style-name="T2">History book </text:span></text:p>
      <text:p text:style-name="P6"><text:span text:style-name="T1">Fertile Framework, </text:span><text:span text:style-name="T3">is an introduction to the approach and philosophy of our framework. Our mission is to create a sustainable learning path for hackers of all ages. We 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text:p text:style-name="P12"/>
      <text:p text:style-name="P13"><text:soft-page-break/>We posit that a wholistic approach while not always popular or easy to understand is critical to ensuring personal freedoms. Wether by conspiracy or laziness the path of least resistance is for us to just sit back and let someone else know how it works, to tell us how to think, work, live and play. Don’t question … you might just get an answer.</text:p>
      <text:p text:style-name="P13"/>
      <text:p text:style-name="P7"><text:span text:style-name="T13">I</text:span><text:span text:style-name="T12">ntended Audience:</text:span><text:span text:style-name="T3"><text:line-break/></text:span></text:p>
      <text:p text:style-name="P9"><text:span text:style-name="T8">Are you </text:span><text:span text:style-name="T3">always seeking that common pattern that unlocks a universal understanding of everything? Do you reject the answer “Its complicated” or “Its magic to me”. </text:span><text:span text:style-name="T8">Do you love diving in so deep into a topic that when you try to talk to others you feel a sense of awkwardness as you watch their eyes glaze over </text:span><text:span text:style-name="T9">as</text:span><text:span text:style-name="T8"> you start talking about your latest interest? … do you even notice as they glaze over? Ever have a hunch that “rules” are actually arbitrary constructs and not actually based on </text:span><text:span text:style-name="T9">well anything tangible</text:span><text:span text:style-name="T8">? </text:span><text:span text:style-name="T9">Do you learn best by experimentation, even like to have a little fun with it? Interested in getting paid good money for all these </text:span><text:span text:style-name="T10">and other “neurodivergent”</text:span><text:span text:style-name="T9">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p text:style-name="P14"/>
      <text:p text:style-name="P14"/>
      <text:p text:style-name="P8"><text:span text:style-name="T9">Table of Contents: </text:span><text:span text:style-name="T11">(AI Generated)</text:span></text:p>
      <text:p text:style-name="P15">1. Introduction to the Digital Universe</text:p>
      <text:p text:style-name="P15">2. The Basics of Modern Computing</text:p>
      <text:p text:style-name="P15">3. From Bits to Bytes: Understanding Binary and Hexadecimal Systems</text:p>
      <text:p text:style-name="P15">4. The Power of Instructions: Exploring Programming Languages</text:p>
      <text:p text:style-name="P15">5. Memory and Storage: Where Data Lives</text:p>
      <text:p text:style-name="P15">6. Processors and Performance: The Heart of Computing</text:p>
      <text:p text:style-name="P15">7. Input/Output Operations: Communicating with the Outside World</text:p>
      <text:p text:style-name="P15">8. Networking: Connecting Devices and People</text:p>
      <text:p text:style-name="P15">9. The Cloud: Distributed Computing and Its Applications</text:p>
      <text:p text:style-name="P15">10. Security in the Digital Universe</text:p>
      <text:p text:style-name="P15">11. Embedded Systems: Computing in Everyday Objects</text:p>
      <text:p text:style-name="P15">12. Artificial Intelligence and Machine Learning: The Future of Computing</text:p>
      <text:p text:style-name="P15">13. Conclusion and Next Steps</text:p>
      <text:p text:style-name="P15"/>
      <text:p text:style-name="P10"><text:span text:style-name="T9">Each chapter will cover a different aspect of modern computing, from the basics of binary and hexadecimal systems to the power of artificial intelligence and machine learning. The book will provide a solid foundation for readers who want to explore the </text:span><text:soft-page-break/><text:span text:style-name="T9">world of computing in depth. By the end of this book, readers will have a comprehensive understanding of how the digital universe works and be able to apply their knowledge to real-world scenarios.</text:span></text:p>
      <text:p text:style-name="P15"/>
      <text:p text:style-name="P16">Old Computers Introduction</text:p>
      <text:p text:style-name="P18"/>
      <text:p text:style-name="P18"><text:span text:style-name="T16">At the core of every technological advancement in the last </text:span><text:span text:style-name="T17">5</text:span><text:span text:style-name="T16">0 years is a computer. There's something to it. Something magical. Something worth paying attention to, something that should be taught and understood by every person, In contrast the average person in the 50’s knew more about atomics than the average person today does about microprocessors and yet. Unlike atomics we interact, and rely on them continuously for our very survival.</text:span></text:p>
      <text:p text:style-name="P18">These really pretty simple machines that do well … math … really fast and they do it by only knowing two numbers 0 and 1. <text:s/></text:p>
      <text:p text:style-name="P17">But how? In the next section follow along as we dive into the how these machines can accomplish so much. <text:span text:style-name="T14">But before we dive to deep let me run you though a thought experiment to start building a model from a different perspective … Where </text:span><text:span text:style-name="T15">you</text:span><text:span text:style-name="T14"> are the compu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06:56:17.702897119</meta:creation-date>
    <dc:date>2023-12-01T12:01:15.795861113</dc:date>
    <meta:editing-duration>PT6H32M</meta:editing-duration>
    <meta:editing-cycles>7</meta:editing-cycles>
    <meta:generator>LibreOffice/7.3.7.2$Linux_X86_64 LibreOffice_project/30$Build-2</meta:generator>
    <dc:creator>Andrew Brady</dc:creator>
    <meta:document-statistic meta:table-count="0" meta:image-count="0" meta:object-count="0" meta:page-count="3" meta:paragraph-count="37" meta:word-count="875" meta:character-count="5200" meta:non-whitespace-character-count="4360"/>
  </office:meta>
</office:document-meta>
</file>